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46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0.39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5.3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9311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PageStyle_5f_Export_20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ext-properties style:font-name="Droid Sans Mono" fo:font-size="12pt" style:font-size-asian="12pt" style:font-size-complex="12pt"/>
    </style:style>
    <style:style style:name="ce6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roid Sans Mono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12" style:family="table-cell" style:parent-style-name="Default" style:data-style-name="N10130">
      <style:table-cell-properties style:rotation-align="none"/>
      <style:text-properties style:font-name="Droid Sans Mono"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ext-properties style:font-name="Droid Sans Mono"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9dc3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9dc3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dc3e6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37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4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font-name="Droid Sans Mon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11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15"/>
        <table:table-column table:style-name="co5" table:number-columns-repeated="54" table:default-cell-style-name="ce5"/>
        <table:table-column table:style-name="co8" table:number-columns-repeated="962" table:default-cell-style-name="ce5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1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1">Note:all extrusion dimensions start at the left end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Left @ 2.250", 7051 in S <text:s/>Left @ 10.375"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09</text:p>
          </table:table-cell>
          <table:table-cell table:style-name="ce4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10</text:p>
          </table:table-cell>
          <table:table-cell table:style-name="ce4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 and Right, 7051 in S @ 0.500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12</text:p>
          </table:table-cell>
          <table:table-cell table:style-name="ce4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13</text:p>
          </table:table-cell>
          <table:table-cell table:style-name="ce2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14</text:p>
          </table:table-cell>
          <table:table-cell table:style-name="ce4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@ 0.50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15</text:p>
          </table:table-cell>
          <table:table-cell table:style-name="ce4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16</text:p>
          </table:table-cell>
          <table:table-cell table:style-name="ce4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 table:number-columns-repeated="2"/>
          <table:table-cell table:number-columns-repeated="1010"/>
        </table:table-row>
        <table:table-row table:style-name="ro3">
          <table:table-cell table:style-name="ce4" office:value-type="string" calcext:value-type="string">
            <text:p>E9230317</text:p>
          </table:table-cell>
          <table:table-cell table:style-name="ce4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7.000"; 7051 in S @ 8.00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18</text:p>
          </table:table-cell>
          <table:table-cell table:style-name="ce2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23</text:p>
          </table:table-cell>
          <table:table-cell table:style-name="ce4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1; 7050 in slot R at 2.0" from Left End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24</text:p>
          </table:table-cell>
          <table:table-cell table:style-name="ce4" office:value-type="float" office:value="9230323" calcext:value-type="float">
            <office:annotation draw:style-name="gr1" draw:text-style-name="P2" svg:width="1.1413in" svg:height="0.7083in" svg:x="3.4209in" svg:y="9.5035in" draw:caption-point-x="-0.2402in" draw:caption-point-y="0.5945in">
              <dc:creator>EJ</dc:creator>
              <dc:date>2020-07-24T00:00:00</dc:date>
              <text:p text:style-name="P1">I think this is a discrepancy and should’ve been 0324</text:p>
            </office:annotation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1; 7050 in slot R at 5.0" from Left End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9230325</text:p>
          </table:table-cell>
          <table:table-cell table:style-name="ce4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326</text:p>
          </table:table-cell>
          <table:table-cell table:style-name="ce2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Left; 7036 Righ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27</text:p>
          </table:table-cell>
          <table:table-cell table:style-name="ce2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10.000"; 7051 in S @ 11.000"; 7051 in S @ 12.00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1</text:p>
          </table:table-cell>
          <table:table-cell table:style-name="ce4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2.000";7051 in S @ 3.000"; 7051 in S @ 4.00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2</text:p>
          </table:table-cell>
          <table:table-cell table:style-name="ce4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3</text:p>
          </table:table-cell>
          <table:table-cell table:style-name="ce4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34</text:p>
          </table:table-cell>
          <table:table-cell table:style-name="ce4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in Left; 7036 in Righ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35</text:p>
          </table:table-cell>
          <table:table-cell table:style-name="ce4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36</text:p>
          </table:table-cell>
          <table:table-cell table:style-name="ce4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337</text:p>
          </table:table-cell>
          <table:table-cell table:style-name="ce2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in Left; 7086 Righ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338</text:p>
          </table:table-cell>
          <table:table-cell table:style-name="ce2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6 Righ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39</text:p>
          </table:table-cell>
          <table:table-cell table:style-name="ce2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40</text:p>
          </table:table-cell>
          <table:table-cell table:style-name="ce2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341</text:p>
          </table:table-cell>
          <table:table-cell table:style-name="ce2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907</text:p>
          </table:table-cell>
          <table:table-cell table:style-name="ce2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@ 4.25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908</text:p>
          </table:table-cell>
          <table:table-cell table:style-name="ce2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, 7051 in S @ .500", 7051 in S @ 11.500"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9230909</text:p>
          </table:table-cell>
          <table:table-cell table:style-name="ce2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2565</text:p>
          </table:table-cell>
          <table:table-cell table:style-name="ce4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2570</text:p>
          </table:table-cell>
          <table:table-cell table:style-name="ce4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6850</text:p>
          </table:table-cell>
          <table:table-cell table:style-name="ce4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9</text:p>
          </table:table-cell>
          <table:table-cell table:style-name="ce4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one hole on each side, same channel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20</text:p>
          </table:table-cell>
          <table:table-cell table:style-name="ce4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6 @ 45 degrees in Left w/ 7083 Counterbore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21</text:p>
          </table:table-cell>
          <table:table-cell table:style-name="ce4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9230322</text:p>
          </table:table-cell>
          <table:table-cell table:style-name="ce4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42 in C Left; 7042 in A Left; 7061 in Right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4119</text:p>
          </table:table-cell>
          <table:table-cell table:style-name="ce4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2 Hole - Inside Corner Bracket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4176</text:p>
          </table:table-cell>
          <table:table-cell table:style-name="ce4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3 Hole -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36</text:p>
          </table:table-cell>
          <table:table-cell table:style-name="ce4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4 Hole - Tall Gusseted Inside Corner Bracket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4015</text:p>
          </table:table-cell>
          <table:table-cell table:style-name="ce4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6 Hole - Wide 3x3 Inside Corner Bracket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4166</text:p>
          </table:table-cell>
          <table:table-cell table:style-name="ce4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6 Hole - Rectangular Flat Plat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4118</text:p>
          </table:table-cell>
          <table:table-cell table:style-name="ce4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3 Hole - Straight Flat Plat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4107</text:p>
          </table:table-cell>
          <table:table-cell table:style-name="ce4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2 Hole - Straight Flat Pl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93</text:p>
          </table:table-cell>
          <table:table-cell table:style-name="ce4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500" Black BHSCS and Slide-In Economy T-Nut - Centered Thread - Black Zinc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381</text:p>
          </table:table-cell>
          <table:table-cell table:style-name="ce4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Standard End Fastener, 1/4-2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395</text:p>
          </table:table-cell>
          <table:table-cell table:style-name="ce4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10-32 Standard Anchor Fastener Assembly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503</text:p>
          </table:table-cell>
          <table:table-cell table:style-name="ce4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to 15 Series 2 Hole - Transition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21</text:p>
          </table:table-cell>
          <table:table-cell table:style-name="ce4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500" Black FBHSCS and Slide-In Economy T-Nut - Centered Thread - Black Zin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05</text:p>
          </table:table-cell>
          <table:table-cell table:style-name="ce4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875" Black SHCS and Slide-In Economy T-Nut - Centered Thread - Black Zin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07</text:p>
          </table:table-cell>
          <table:table-cell table:style-name="ce4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1.250" Black SHCS and Slide-In Economy T-Nut - Centered Thread - Black Zinc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065</text:p>
          </table:table-cell>
          <table:table-cell table:style-name="ce4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.750" Button Head Socket Cap Screw (BHSCS)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080</text:p>
          </table:table-cell>
          <table:table-cell table:style-name="ce4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1.500" Socket Head Cap Screw (SHCS)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258</text:p>
          </table:table-cell>
          <table:table-cell table:style-name="ce4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.286" ID Washer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376</text:p>
          </table:table-cell>
          <table:table-cell table:style-name="ce4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Roll-In T-Nut with Flex Handl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416</text:p>
          </table:table-cell>
          <table:table-cell table:style-name="ce4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.375" Button Head Socket Cap Screw (BHSCS)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3416</text:p>
          </table:table-cell>
          <table:table-cell table:style-name="ce4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Slide-in Economy T-Nut - Centered Thread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822</text:p>
          </table:table-cell>
          <table:table-cell table:style-name="ce4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625" Black SHCS with Washer and Slide-In Economy T-Nut - Centered Thread - Black Zinc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822</text:p>
          </table:table-cell>
          <table:table-cell table:style-name="ce4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625" Black SHCS with Washer and Slide-In Economy T-Nut - Centered Thread - Black Zin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6416</text:p>
          </table:table-cell>
          <table:table-cell table:style-name="ce4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 4" SINGLE FLANGE BEARINGBRAKE KIT READY <text:s text:c="14"/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9236540</text:p>
          </table:table-cell>
          <table:table-cell table:style-name="ce4" office:value-type="float" office:value="9236540" calcext:value-type="float">
            <text:p>9236540</text:p>
          </table:table-cell>
          <table:table-cell/>
          <table:table-cell table:style-name="ce12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M6 X 40mm SHCS [BLACK] <text:s text:c="29"/>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 table:number-rows-repeated="152">
          <table:table-cell/>
          <table:table-cell table:style-name="ce3"/>
          <table:table-cell table:number-columns-repeated="1022"/>
        </table:table-row>
        <table:table-row table:style-name="ro5" table:number-rows-repeated="10482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ttom Mount Pedal Frame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55" table:default-cell-style-name="ce5"/>
        <table:table-column table:style-name="co8" table:number-columns-repeated="961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1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1">Note:all extrusion dimensions start at the left end</text:span>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6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, 7051 in S Left @ 2.250", 7051 in S <text:s/>Left @ 10.375"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7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5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5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4" office:value-type="string" calcext:value-type="string">
            <text:p>F9233381</text:p>
          </table:table-cell>
          <table:table-cell table:style-name="ce4" office:value-type="float" office:value="9233381" calcext:value-type="float">
            <text:p>9233381</text:p>
          </table:table-cell>
          <table:table-cell/>
          <table:table-cell table:style-name="ce11" office:value-type="float" office:value="3381" calcext:value-type="float">
            <text:p>338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string" calcext:value-type="string">
            <text:p>Standard End Fastener, 1/4-20</text:p>
          </table:table-cell>
          <table:table-cell table:number-columns-repeated="55"/>
          <table:table-cell table:style-name="ce5" table:number-columns-repeated="961"/>
        </table:table-row>
        <table:table-row table:style-name="ro3">
          <table:table-cell table:style-name="ce2" office:value-type="string" calcext:value-type="string">
            <text:p>E9230907</text:p>
          </table:table-cell>
          <table:table-cell table:style-name="ce2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, 7051 in S @ 4.250"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2">
          <table:table-cell table:style-name="ce2" office:value-type="string" calcext:value-type="string">
            <text:p>E9230908</text:p>
          </table:table-cell>
          <table:table-cell table:style-name="ce2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, 7051 in S @ .500", 7051 in S @ 11.500"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style-name="ce32" table:number-columns-repeated="54"/>
          <table:table-cell table:number-columns-repeated="961"/>
        </table:table-row>
        <table:table-row table:style-name="ro5">
          <table:table-cell table:style-name="Default" table:number-columns-repeated="9"/>
          <table:table-cell table:style-name="ce32" table:number-columns-repeated="54"/>
          <table:table-cell table:number-columns-repeated="961"/>
        </table:table-row>
        <table:table-row table:style-name="ro5" table:number-rows-repeated="20">
          <table:table-cell table:style-name="ce32" table:number-columns-repeated="63"/>
          <table:table-cell table:number-columns-repeated="961"/>
        </table:table-row>
        <table:table-row table:style-name="ro5" table:number-rows-repeated="13">
          <table:table-cell table:style-name="Default" table:number-columns-repeated="8"/>
          <table:table-cell table:number-columns-repeated="1016"/>
        </table:table-row>
        <table:table-row table:style-name="ro5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se Cockpit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2" table:default-cell-style-name="ce5"/>
        <table:table-column table:style-name="co8" table:number-columns-repeated="54" table:default-cell-style-name="Default"/>
        <table:table-row table:style-name="ro6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3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3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style-name="ce5" table:number-columns-repeated="54"/>
        </table:table-row>
        <table:table-row table:style-name="ro6">
          <table:covered-table-cell table:style-name="ce24"/>
          <table:covered-table-cell table:style-name="ce13"/>
          <table:covered-table-cell table:style-name="ce34"/>
          <table:covered-table-cell table:style-name="ce13"/>
          <table:table-cell table:style-name="ce13" office:value-type="string" calcext:value-type="string">
            <text:p>(or area)</text:p>
          </table:table-cell>
          <table:covered-table-cell table:style-name="ce39"/>
          <table:covered-table-cell table:style-name="ce13"/>
          <table:table-cell table:style-name="ce13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style-name="ce5" table:number-columns-repeated="54"/>
        </table:table-row>
        <table:table-row table:style-name="ro7">
          <table:table-cell table:style-name="ce25"/>
          <table:covered-table-cell table:style-name="ce13"/>
          <table:covered-table-cell table:style-name="ce34"/>
          <table:covered-table-cell table:style-name="ce13"/>
          <table:table-cell table:style-name="ce37"/>
          <table:covered-table-cell table:style-name="ce39"/>
          <table:covered-table-cell table:style-name="ce13"/>
          <table:table-cell table:style-name="ce37" table:number-columns-repeated="3"/>
          <table:table-cell table:style-name="ce5" table:number-columns-repeated="54"/>
        </table:table-row>
        <table:table-row table:style-name="ro3">
          <table:table-cell table:style-name="ce26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<text:s/>7036 Left; 703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81" calcext:value-type="float">
            <text:p>9233381</text:p>
          </table:table-cell>
          <table:table-cell/>
          <table:table-cell table:style-name="ce35" office:value-type="float" office:value="3381" calcext:value-type="float">
            <text:p>338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table:style-name="ce28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51 in S @ .500" Left; 7051 in S @ 1.500" Left; 7051 in S @ 2.500" Left, 7061 in Right</text:p>
          </table:table-cell>
          <table:table-cell table:style-name="Default" table:number-columns-repeated="2"/>
          <table:table-cell table:number-columns-repeated="54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</table:table-row>
        <table:table-row table:style-name="ro9" table:number-rows-repeated="7">
          <table:table-cell table:style-name="Default" table:number-columns-repeated="10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20:14:22.481378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7-24T20:50:02.467733362</dc:date>
    <meta:generator>LibreOffice/6.3.6.2$Linux_X86_64 LibreOffice_project/30$Build-2</meta:generator>
    <meta:editing-duration>P1DT22H11M54S</meta:editing-duration>
    <meta:editing-cycles>7</meta:editing-cycles>
    <dc:creator>Erik Jacobs</dc:creator>
    <meta:document-statistic meta:table-count="3" meta:cell-count="9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